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itales-v2.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9" table:default-cell-style-name="ce1"/>
        <table:table-column table:style-name="co6" table:number-columns-repeated="3" table:default-cell-style-name="Default"/>
        <table:table-column table:style-name="co5" table:default-cell-style-name="Default"/>
        <table:table-row table:style-name="ro1">
          <table:table-cell table:number-columns-repeated="8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Europe</text:p>
          </table:table-cell>
          <table:table-cell table:style-name="ce7" table:formula="of:=COUNTIFS([.$D$10:.$D$220];[.$H2]; [.$B$10:.$B$220];[.I$1])" office:value-type="float" office:value="6" calcext:value-type="float">
            <text:p>6</text:p>
          </table:table-cell>
          <table:table-cell table:style-name="ce7" table:formula="of:=COUNTIFS([.$D$10:.$D$220];[.$H2]; [.$B$10:.$B$220];[.J$1])" office:value-type="float" office:value="5" calcext:value-type="float">
            <text:p>5</text:p>
          </table:table-cell>
          <table:table-cell table:style-name="ce7" table:formula="of:=COUNTIFS([.$D$10:.$D$220];[.$H2]; [.$B$10:.$B$220];[.K$1])" office:value-type="float" office:value="8" calcext:value-type="float">
            <text:p>8</text:p>
          </table:table-cell>
          <table:table-cell table:style-name="ce7" table:formula="of:=COUNTIFS([.$D$10:.$D$220];[.$H2]; [.$B$10:.$B$220];[.L$1])" office:value-type="float" office:value="4" calcext:value-type="float">
            <text:p>4</text:p>
          </table:table-cell>
          <table:table-cell table:style-name="ce7" table:formula="of:=COUNTIFS([.$D$10:.$D$220];[.$H2]; [.$B$10:.$B$220];[.M$1])" office:value-type="float" office:value="3" calcext:value-type="float">
            <text:p>3</text:p>
          </table:table-cell>
          <table:table-cell table:style-name="ce7" table:formula="of:=COUNTIFS([.$D$10:.$D$220];[.$H2]; [.$B$10:.$B$220];[.N$1])" office:value-type="float" office:value="6" calcext:value-type="float">
            <text:p>6</text:p>
          </table:table-cell>
          <table:table-cell table:style-name="ce7" table:formula="of:=COUNTIFS([.$D$10:.$D$220];[.$H2]; [.$B$10:.$B$220];[.O$1])" office:value-type="float" office:value="7" calcext:value-type="float">
            <text:p>7</text:p>
          </table:table-cell>
          <table:table-cell table:style-name="ce7" table:formula="of:=COUNTIFS([.$D$10:.$D$220];[.$H2]; [.$B$10:.$B$220];[.P$1])" office:value-type="float" office:value="4" calcext:value-type="float">
            <text:p>4</text:p>
          </table:table-cell>
          <table:table-cell table:style-name="ce7" table:formula="of:=COUNTIFS([.$D$10:.$D$220];[.$H2]; [.$B$10:.$B$220];[.Q$1])" office:value-type="float" office:value="3" calcext:value-type="float">
            <text:p>3</text:p>
          </table:table-cell>
          <table:table-cell table:style-name="ce7" table:formula="of:=COUNTIFS([.$D$10:.$D$220];[.$H2]; [.$B$10:.$B$220];[.R$1])" office:value-type="float" office:value="1" calcext:value-type="float">
            <text:p>1</text:p>
          </table:table-cell>
          <table:table-cell table:style-name="ce7" table:formula="of:=COUNTIFS([.$D$10:.$D$220];[.$H2]; [.$B$10:.$B$220];[.S$1])" office:value-type="float" office:value="1" calcext:value-type="float">
            <text:p>1</text:p>
          </table:table-cell>
          <table:table-cell table:style-name="ce1"/>
          <table:table-cell table:style-name="ce6" table:formula="of:=COUNTIFS([.$D$10:.$D$220];[.$H2]; [.$B$10:.$B$220];[.U$9])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frique</text:p>
          </table:table-cell>
          <table:table-cell table:style-name="ce7" table:formula="of:=COUNTIFS([.$D$10:.$D$220];[.$H3]; [.$B$10:.$B$220];[.I$1])" office:value-type="float" office:value="2" calcext:value-type="float">
            <text:p>2</text:p>
          </table:table-cell>
          <table:table-cell table:style-name="ce7" table:formula="of:=COUNTIFS([.$D$10:.$D$220];[.$H3]; [.$B$10:.$B$220];[.J$1])" office:value-type="float" office:value="2" calcext:value-type="float">
            <text:p>2</text:p>
          </table:table-cell>
          <table:table-cell table:style-name="ce7" table:formula="of:=COUNTIFS([.$D$10:.$D$220];[.$H3]; [.$B$10:.$B$220];[.K$1])" office:value-type="float" office:value="1" calcext:value-type="float">
            <text:p>1</text:p>
          </table:table-cell>
          <table:table-cell table:style-name="ce7" table:formula="of:=COUNTIFS([.$D$10:.$D$220];[.$H3]; [.$B$10:.$B$220];[.L$1])" office:value-type="float" office:value="5" calcext:value-type="float">
            <text:p>5</text:p>
          </table:table-cell>
          <table:table-cell table:style-name="ce7" table:formula="of:=COUNTIFS([.$D$10:.$D$220];[.$H3]; [.$B$10:.$B$220];[.M$1])" office:value-type="float" office:value="4" calcext:value-type="float">
            <text:p>4</text:p>
          </table:table-cell>
          <table:table-cell table:style-name="ce7" table:formula="of:=COUNTIFS([.$D$10:.$D$220];[.$H3]; [.$B$10:.$B$220];[.N$1])" office:value-type="float" office:value="2" calcext:value-type="float">
            <text:p>2</text:p>
          </table:table-cell>
          <table:table-cell table:style-name="ce7" table:formula="of:=COUNTIFS([.$D$10:.$D$220];[.$H3]; [.$B$10:.$B$220];[.O$1])" office:value-type="float" office:value="4" calcext:value-type="float">
            <text:p>4</text:p>
          </table:table-cell>
          <table:table-cell table:style-name="ce7" table:formula="of:=COUNTIFS([.$D$10:.$D$220];[.$H3]; [.$B$10:.$B$220];[.P$1])" office:value-type="float" office:value="5" calcext:value-type="float">
            <text:p>5</text:p>
          </table:table-cell>
          <table:table-cell table:style-name="ce7" table:formula="of:=COUNTIFS([.$D$10:.$D$220];[.$H3]; [.$B$10:.$B$220];[.Q$1])" office:value-type="float" office:value="7" calcext:value-type="float">
            <text:p>7</text:p>
          </table:table-cell>
          <table:table-cell table:style-name="ce7" table:formula="of:=COUNTIFS([.$D$10:.$D$220];[.$H3]; [.$B$10:.$B$220];[.R$1])" office:value-type="float" office:value="9" calcext:value-type="float">
            <text:p>9</text:p>
          </table:table-cell>
          <table:table-cell table:style-name="ce7" table:formula="of:=COUNTIFS([.$D$10:.$D$220];[.$H3]; [.$B$10:.$B$220];[.S$1])" office:value-type="float" office:value="13" calcext:value-type="float">
            <text:p>13</text:p>
          </table:table-cell>
          <table:table-cell table:style-name="ce1"/>
          <table:table-cell table:style-name="ce6" table:formula="of:=COUNTIFS([.$D$10:.$D$220];[.$H3]; [.$B$10:.$B$220];[.U$9])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meriques</text:p>
          </table:table-cell>
          <table:table-cell table:style-name="ce7" table:formula="of:=COUNTIFS([.$D$10:.$D$220];[.$H4]; [.$B$10:.$B$220];[.I$1])" office:value-type="float" office:value="2" calcext:value-type="float">
            <text:p>2</text:p>
          </table:table-cell>
          <table:table-cell table:style-name="ce7" table:formula="of:=COUNTIFS([.$D$10:.$D$220];[.$H4]; [.$B$10:.$B$220];[.J$1])" office:value-type="float" office:value="3" calcext:value-type="float">
            <text:p>3</text:p>
          </table:table-cell>
          <table:table-cell table:style-name="ce7" table:formula="of:=COUNTIFS([.$D$10:.$D$220];[.$H4]; [.$B$10:.$B$220];[.K$1])" office:value-type="float" office:value="2" calcext:value-type="float">
            <text:p>2</text:p>
          </table:table-cell>
          <table:table-cell table:style-name="ce7" table:formula="of:=COUNTIFS([.$D$10:.$D$220];[.$H4]; [.$B$10:.$B$220];[.L$1])" office:value-type="float" office:value="2" calcext:value-type="float">
            <text:p>2</text:p>
          </table:table-cell>
          <table:table-cell table:style-name="ce7" table:formula="of:=COUNTIFS([.$D$10:.$D$220];[.$H4]; [.$B$10:.$B$220];[.M$1])" office:value-type="float" office:value="5" calcext:value-type="float">
            <text:p>5</text:p>
          </table:table-cell>
          <table:table-cell table:style-name="ce7" table:formula="of:=COUNTIFS([.$D$10:.$D$220];[.$H4]; [.$B$10:.$B$220];[.N$1])" office:value-type="float" office:value="5" calcext:value-type="float">
            <text:p>5</text:p>
          </table:table-cell>
          <table:table-cell table:style-name="ce7" table:formula="of:=COUNTIFS([.$D$10:.$D$220];[.$H4]; [.$B$10:.$B$220];[.O$1])" office:value-type="float" office:value="2" calcext:value-type="float">
            <text:p>2</text:p>
          </table:table-cell>
          <table:table-cell table:style-name="ce7" table:formula="of:=COUNTIFS([.$D$10:.$D$220];[.$H4]; [.$B$10:.$B$220];[.P$1])" office:value-type="float" office:value="3" calcext:value-type="float">
            <text:p>3</text:p>
          </table:table-cell>
          <table:table-cell table:style-name="ce7" table:formula="of:=COUNTIFS([.$D$10:.$D$220];[.$H4]; [.$B$10:.$B$220];[.Q$1])" office:value-type="float" office:value="5" calcext:value-type="float">
            <text:p>5</text:p>
          </table:table-cell>
          <table:table-cell table:style-name="ce7" table:formula="of:=COUNTIFS([.$D$10:.$D$220];[.$H4]; [.$B$10:.$B$220];[.R$1])" office:value-type="float" office:value="4" calcext:value-type="float">
            <text:p>4</text:p>
          </table:table-cell>
          <table:table-cell table:style-name="ce7" table:formula="of:=COUNTIFS([.$D$10:.$D$220];[.$H4]; [.$B$10:.$B$220];[.S$1])" office:value-type="float" office:value="3" calcext:value-type="float">
            <text:p>3</text:p>
          </table:table-cell>
          <table:table-cell table:style-name="ce1"/>
          <table:table-cell table:style-name="ce6" table:formula="of:=COUNTIFS([.$D$10:.$D$220];[.$H4]; [.$B$10:.$B$220];[.U$9])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siePacif</text:p>
          </table:table-cell>
          <table:table-cell table:style-name="ce7" table:formula="of:=COUNTIFS([.$D$10:.$D$220];[.$H5]; [.$B$10:.$B$220];[.I$1])" office:value-type="float" office:value="2" calcext:value-type="float">
            <text:p>2</text:p>
          </table:table-cell>
          <table:table-cell table:style-name="ce7" table:formula="of:=COUNTIFS([.$D$10:.$D$220];[.$H5]; [.$B$10:.$B$220];[.J$1])" office:value-type="float" office:value="3" calcext:value-type="float">
            <text:p>3</text:p>
          </table:table-cell>
          <table:table-cell table:style-name="ce7" table:formula="of:=COUNTIFS([.$D$10:.$D$220];[.$H5]; [.$B$10:.$B$220];[.K$1])" office:value-type="float" office:value="3" calcext:value-type="float">
            <text:p>3</text:p>
          </table:table-cell>
          <table:table-cell table:style-name="ce7" table:formula="of:=COUNTIFS([.$D$10:.$D$220];[.$H5]; [.$B$10:.$B$220];[.L$1])" office:value-type="float" office:value="4" calcext:value-type="float">
            <text:p>4</text:p>
          </table:table-cell>
          <table:table-cell table:style-name="ce7" table:formula="of:=COUNTIFS([.$D$10:.$D$220];[.$H5]; [.$B$10:.$B$220];[.M$1])" office:value-type="float" office:value="4" calcext:value-type="float">
            <text:p>4</text:p>
          </table:table-cell>
          <table:table-cell table:style-name="ce7" table:formula="of:=COUNTIFS([.$D$10:.$D$220];[.$H5]; [.$B$10:.$B$220];[.N$1])" office:value-type="float" office:value="4" calcext:value-type="float">
            <text:p>4</text:p>
          </table:table-cell>
          <table:table-cell table:style-name="ce7" table:formula="of:=COUNTIFS([.$D$10:.$D$220];[.$H5]; [.$B$10:.$B$220];[.O$1])" office:value-type="float" office:value="5" calcext:value-type="float">
            <text:p>5</text:p>
          </table:table-cell>
          <table:table-cell table:style-name="ce7" table:formula="of:=COUNTIFS([.$D$10:.$D$220];[.$H5]; [.$B$10:.$B$220];[.P$1])" office:value-type="float" office:value="7" calcext:value-type="float">
            <text:p>7</text:p>
          </table:table-cell>
          <table:table-cell table:style-name="ce7" table:formula="of:=COUNTIFS([.$D$10:.$D$220];[.$H5]; [.$B$10:.$B$220];[.Q$1])" office:value-type="float" office:value="5" calcext:value-type="float">
            <text:p>5</text:p>
          </table:table-cell>
          <table:table-cell table:style-name="ce7" table:formula="of:=COUNTIFS([.$D$10:.$D$220];[.$H5]; [.$B$10:.$B$220];[.R$1])" office:value-type="float" office:value="7" calcext:value-type="float">
            <text:p>7</text:p>
          </table:table-cell>
          <table:table-cell table:style-name="ce7" table:formula="of:=COUNTIFS([.$D$10:.$D$220];[.$H5]; [.$B$10:.$B$220];[.S$1])" office:value-type="float" office:value="6" calcext:value-type="float">
            <text:p>6</text:p>
          </table:table-cell>
          <table:table-cell table:style-name="ce1"/>
          <table:table-cell table:style-name="ce6" table:formula="of:=COUNTIFS([.$D$10:.$D$220];[.$H5]; [.$B$10:.$B$220];[.U$9])" office:value-type="float" office:value="2" calcext:value-type="float">
            <text:p>2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Total</text:p>
          </table:table-cell>
          <table:table-cell table:style-name="ce8" table:formula="of:=SUM([.I2:.I5])" office:value-type="float" office:value="12" calcext:value-type="float">
            <text:p>12</text:p>
          </table:table-cell>
          <table:table-cell table:style-name="ce8" table:formula="of:=SUM([.J2:.J5])" office:value-type="float" office:value="13" calcext:value-type="float">
            <text:p>13</text:p>
          </table:table-cell>
          <table:table-cell table:style-name="ce8" table:formula="of:=SUM([.K2:.K5])" office:value-type="float" office:value="14" calcext:value-type="float">
            <text:p>14</text:p>
          </table:table-cell>
          <table:table-cell table:style-name="ce8" table:formula="of:=SUM([.L2:.L5])" office:value-type="float" office:value="15" calcext:value-type="float">
            <text:p>15</text:p>
          </table:table-cell>
          <table:table-cell table:style-name="ce8" table:formula="of:=SUM([.M2:.M5])" office:value-type="float" office:value="16" calcext:value-type="float">
            <text:p>16</text:p>
          </table:table-cell>
          <table:table-cell table:style-name="ce8" table:formula="of:=SUM([.N2:.N5])" office:value-type="float" office:value="17" calcext:value-type="float">
            <text:p>17</text:p>
          </table:table-cell>
          <table:table-cell table:style-name="ce8" table:formula="of:=SUM([.O2:.O5])" office:value-type="float" office:value="18" calcext:value-type="float">
            <text:p>18</text:p>
          </table:table-cell>
          <table:table-cell table:style-name="ce8" table:formula="of:=SUM([.P2:.P5])" office:value-type="float" office:value="19" calcext:value-type="float">
            <text:p>19</text:p>
          </table:table-cell>
          <table:table-cell table:style-name="ce8" table:formula="of:=SUM([.Q2:.Q5])" office:value-type="float" office:value="20" calcext:value-type="float">
            <text:p>20</text:p>
          </table:table-cell>
          <table:table-cell table:style-name="ce8" table:formula="of:=SUM([.R2:.R5])" office:value-type="float" office:value="21" calcext:value-type="float">
            <text:p>21</text:p>
          </table:table-cell>
          <table:table-cell table:style-name="ce8" table:formula="of:=SUM([.S2:.S5])" office:value-type="float" office:value="23" calcext:value-type="float">
            <text:p>23</text:p>
          </table:table-cell>
          <table:table-cell table:style-name="ce10" table:formula="of:=SUM([.I6:.S6])" office:value-type="float" office:value="188" calcext:value-type="float">
            <text:p>188</text:p>
          </table:table-cell>
          <table:table-cell table:style-name="ce1" table:formula="of:=SUM([.U2:.U5])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cibl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SUM([.I7:.S7])"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17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APITALE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image?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roat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Europe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 table:visibility="filter">
          <table:table-cell office:value-type="string" calcext:value-type="string">
            <text:p>Naur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AsiePacif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 table:visibility="filter">
          <table:table-cell office:value-type="string" calcext:value-type="string">
            <text:p>Camero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Afrique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 table:visibility="filter">
          <table:table-cell office:value-type="string" calcext:value-type="string">
            <text:p>Namib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Afrique</text:p>
          </table:table-cell>
          <table:table-cell table:number-columns-repeated="4"/>
          <table:table-cell table:style-name="ce6" table:number-columns-repeated="11"/>
          <table:table-cell table:style-name="ce1"/>
          <table:table-cell table:style-name="ce6"/>
        </table:table-row>
        <table:table-row table:style-name="ro1" table:visibility="filter">
          <table:table-cell office:value-type="string" calcext:value-type="string">
            <text:p>Nouvelle Zél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AsiePacif</text:p>
          </table:table-cell>
          <table:table-cell table:number-columns-repeated="13"/>
          <table:table-cell table:style-name="ce1" table:number-columns-repeated="4"/>
        </table:table-row>
        <table:table-row table:style-name="ro1">
          <table:table-cell office:value-type="string" calcext:value-type="string">
            <text:p>Etats-Un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Litua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Europe</text:p>
          </table:table-cell>
          <table:table-cell table:number-columns-repeated="4"/>
          <table:table-cell table:style-name="Default" table:number-columns-repeated="9"/>
          <table:table-cell table:number-columns-repeated="4"/>
        </table:table-row>
        <table:table-row table:style-name="ro1" table:visibility="filter">
          <table:table-cell office:value-type="string" calcext:value-type="string">
            <text:p>La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utri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eychel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Vatic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tica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olo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sovi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Liechtenste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ni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Liby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J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lba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hou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imbou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nguil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he Valley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r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éhéran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Hondu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eorg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biliss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Esto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aïw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Ouzbékist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chkent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Fidj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uè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Falkla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ulgar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cédo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ingap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orée du S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éoul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osnie-Herzégov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ao Tom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o Tom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hi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Ye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a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El Salva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orto Ri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osta R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aint-Ma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ntigua et Barbud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int-Jea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ren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int-Georg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épublique Dominica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int-Domingu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éun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Domin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Iles Vierges Britanniqu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oad 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rabie Saoud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y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Letto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slan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yanm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ro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Equat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orée du N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frique du s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étori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ap V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ï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épublique Tchè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én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ur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-Loui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Haï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apouasie-Nouvelle-Guiné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rinidad et Toba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 d'Espagn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des Açor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ambod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h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éki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Surin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olynésie França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peet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Mongol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an-Bato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urkina Fas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ana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Norvè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ru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jestad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roen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on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Nouvelle Calédo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umé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urita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hyp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osi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Ni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aham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Kény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ch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s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Comor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Uru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Libér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ona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omal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gadisci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iéloruss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ex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wazi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Lésoth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O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scat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ozambi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hilippi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ill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ahreï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Nicarag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ld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uinée Equatori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Marsh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Zamb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ngo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Tog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lové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éro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law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longw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ab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Egyp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Cair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Nigér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l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allett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oliv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u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Havan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lais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Koweï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Pala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oror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ép. Dém. Co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aint-Vin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Jamaïq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wan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Ukra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oud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Nép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tmandou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Ougan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fghanis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boul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sraë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érusalem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ndonés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akist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Salom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Finl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Zimbabw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aré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Vietn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Bermu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uatém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témal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urks et Caic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ibral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Caym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uy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otsw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ierra Lé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rtin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t-de-Franc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rmé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eva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r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adjiki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uchanbé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Qa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anza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angl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yr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mas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éné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Dane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nhag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uiné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ri Lan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oldav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uyane Françai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ainte-Luc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Vénézue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Mariannes du No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pitol Hill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ustral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urun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rge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Hong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ouma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arest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Barba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o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lovaqu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rés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olom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uinée Biss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ssa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Kirghiz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chkek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Lib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routh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ui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Béli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er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uadelou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se-Terr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aint Kitts et Nevi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sse Terre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amb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entre-Afr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haïlan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zerbaïdj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kou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r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Iles C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varu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ènes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aragu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Ameriqu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Erythré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mer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Samoa Orienta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urqu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Ando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orre La Vella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Pays-B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Europ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Jorda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Ni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lof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Kazakhs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-At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gér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 table:visibility="filter">
          <table:table-cell office:value-type="string" calcext:value-type="string">
            <text:p>Gua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gana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Ethiop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dis-Abéb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Turkméni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hkhabad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Gh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Emirats arabes un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siePacif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Côte d'Ivo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idjan</text:p>
          </table:table-cell>
          <table:table-cell office:value-type="string" calcext:value-type="string">
            <text:p>Afrique</text:p>
          </table:table-cell>
          <table:table-cell table:number-columns-repeated="17"/>
        </table:table-row>
        <table:table-row table:style-name="ro1" table:number-rows-repeated="104835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'Capitales-v2.0'.A9:'Capitales-v2.0'.D220" table:display-filter-buttons="true">
          <table:filter>
            <table:filter-and>
              <table:filter-condition table:field-number="1" table:value="0" table:operator="="/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4:41:28.084791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5-01T16:43:07.888564168</dc:date>
    <meta:editing-duration>PT3H55M56S</meta:editing-duration>
    <meta:editing-cycles>4</meta:editing-cycles>
    <meta:generator>LibreOffice/6.4.3.2$Linux_X86_64 LibreOffice_project/85aa6f776c6af63185291a519637a4f7af4e8a3b</meta:generator>
    <meta:document-statistic meta:table-count="1" meta:cell-count="952" meta:object-count="0"/>
  </office:meta>
</office:document-meta>
</file>